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paragraph-rsid="00110ca8"/>
    </style:style>
    <style:style style:name="P2" style:family="paragraph" style:parent-style-name="Standard">
      <style:text-properties style:font-name="Calibri" fo:font-size="10pt" officeooo:rsid="00110ca8" officeooo:paragraph-rsid="00110ca8" style:font-size-asian="10pt" style:font-size-complex="10pt"/>
    </style:style>
    <style:style style:name="P3" style:family="paragraph" style:parent-style-name="Standard">
      <style:text-properties style:font-name="Calibri" fo:font-size="16pt" fo:font-style="italic" officeooo:rsid="00118aef" officeooo:paragraph-rsid="00118aef" style:font-size-asian="16pt" style:font-style-asian="italic" style:font-size-complex="16pt" style:font-style-complex="italic"/>
    </style:style>
    <style:style style:name="P4" style:family="paragraph" style:parent-style-name="Standard">
      <style:text-properties style:font-name="Calibri" officeooo:rsid="00110ca8"/>
    </style:style>
    <style:style style:name="P5" style:family="paragraph" style:parent-style-name="Standard">
      <style:text-properties style:font-name="Calibri" officeooo:rsid="00110ca8" officeooo:paragraph-rsid="00110ca8"/>
    </style:style>
    <style:style style:name="P6" style:family="paragraph" style:parent-style-name="Standard">
      <style:text-properties style:font-name="Calibri"/>
    </style:style>
    <style:style style:name="P7" style:family="paragraph" style:parent-style-name="Standard">
      <style:text-properties officeooo:paragraph-rsid="00139f77"/>
    </style:style>
    <style:style style:name="P8" style:family="paragraph" style:parent-style-name="Standard" style:master-page-name="">
      <style:paragraph-properties style:page-number="auto" fo:background-color="transparent" style:shadow="none">
        <style:background-image/>
      </style:paragraph-properties>
      <style:text-properties style:font-name="Calibri" fo:font-size="72pt" officeooo:rsid="00110ca8" officeooo:paragraph-rsid="00110ca8" style:font-size-asian="72pt" style:font-size-complex="72pt"/>
    </style:style>
    <style:style style:name="T1" style:family="text">
      <style:text-properties officeooo:rsid="00110ca8"/>
    </style:style>
    <style:style style:name="T2" style:family="text">
      <style:text-properties fo:font-style="italic" officeooo:rsid="00110ca8" style:font-style-asian="italic" style:font-style-complex="italic"/>
    </style:style>
    <style:style style:name="T3" style:family="text">
      <style:text-properties officeooo:rsid="00118aef"/>
    </style:style>
    <style:style style:name="T4" style:family="text">
      <style:text-properties fo:font-weight="bold" officeooo:rsid="00110ca8" style:font-weight-asian="bold" style:font-weight-complex="bold"/>
    </style:style>
    <style:style style:name="T5" style:family="text">
      <style:text-properties fo:font-variant="normal" fo:text-transform="none" fo:color="#000000" style:text-line-through-style="none" style:font-name="Georgia" fo:font-size="9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Georgia" fo:font-size="9pt" fo:font-style="normal" style:text-underline-style="none" fo:font-weight="normal" officeooo:rsid="00110ca8" style:text-blinking="false" fo:background-color="transparent"/>
    </style:style>
    <style:style style:name="T7" style:family="text">
      <style:text-properties fo:font-variant="normal" fo:text-transform="none" fo:color="#000000" style:text-line-through-style="none" style:font-name="Georgia" fo:font-size="9pt" fo:font-style="italic" style:text-underline-style="none" fo:font-weight="normal"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uer Freestyle Wettkampf</text:p>
      <text:p text:style-name="P8">X-Style</text:p>
      <text:p text:style-name="P3">Got a cool Trick? Show it!</text:p>
      <text:p text:style-name="P4"/>
      <text:p text:style-name="P6"><text:bookmark text:name="internal-source-marker_0.9905733432707534"/>Felix und gossi entwickeln einen neuen Wettkampf für Freestyler. Hier zählen die gestandenen Tricks, nicht die Abstiege oder Präsentation. Das bietet Raum für neue, unfertige, risikoreiche und unsichere Tricks, die einfach noch zu frisch für den Freestyle Wettkampf sind. Andere Fahrer sollen davon inspiriert werden. Diese neue Disziplin ermöglicht es endlich die Tricks, die am meisten Spaß machen, in einem Wettkampf zu zeigen.</text:p>
      <text:p text:style-name="P6"/>
      <text:p text:style-name="P6">Neue Tricks? Alte Tricks in neuen Versionen? Zeigt ausgefallene Tricks in neuen Kombinationen oder auf hohem Niveau. Nicht das Wheel-Hopping, das eh schon jeder kennt, sondern das Wheel-Hopping, bei dem die Arme den Reifen und die Füße den Sattel halten. Das Publikum will überrascht werden und auch 2 Stunden nach dem Wettkampf noch immer staunen.</text:p>
      <text:p text:style-name="P6"/>
      <text:p text:style-name="P7"><text:span text:style-name="T9">Jeder Fahrer hat für seinen Run 2 Minuten Zeit. Abstiege und Fehler zählen nicht. Jeder Teilnehmer ist zugleich Fahrer und Judge.</text:span></text:p>
      <text:p text:style-name="P7"><text:span text:style-name="T9"><text:line-break/>Der Wettkampf ist noch in Entwicklung und wir brauchen noch viele, gute Ideen.</text:span><text:lin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1:27:35</meta:creation-date>
    <dc:date>2013-04-18T22:21:06</dc:date>
    <meta:editing-duration>PT1M46S</meta:editing-duration>
    <meta:editing-cycles>2</meta:editing-cycles>
    <meta:generator>LibreOffice/4.0.2.2$MacOSX_x86 LibreOffice_project/4c82dcdd6efcd48b1d8bba66bfe1989deee49c3</meta:generator>
    <meta:document-statistic meta:table-count="0" meta:image-count="0" meta:object-count="0" meta:page-count="1" meta:paragraph-count="7" meta:word-count="162" meta:character-count="1045" meta:non-whitespace-character-count="888"/>
  </office:meta>
</office:document-meta>
</file>